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Table1" style:family="table">
      <style:table-properties style:width="7.0792in" fo:margin-left="0.075in" fo:margin-top="0in" fo:margin-bottom="0in" table:align="left" style:writing-mode="lr-tb"/>
    </style:style>
    <style:style style:name="Table1.A" style:family="table-column">
      <style:table-column-properties style:column-width="2.8806in"/>
    </style:style>
    <style:style style:name="Table1.B" style:family="table-column">
      <style:table-column-properties style:column-width="4.1979in"/>
    </style:style>
    <style:style style:name="Table1.1" style:family="table-row">
      <style:table-row-properties style:min-row-height="0.7153in" style:keep-together="true" fo:keep-together="auto"/>
    </style:style>
    <style:style style:name="Table1.A1" style:family="table-cell">
      <style:table-cell-properties fo:padding="0in" fo:border-left="none" fo:border-right="none" fo:border-top="0.0069in solid #7e7e7e" fo:border-bottom="none"/>
    </style:style>
    <style:style style:name="P1" style:family="paragraph" style:parent-style-name="Standard">
      <style:paragraph-properties fo:margin-left="0.0902in" fo:margin-right="0in" fo:margin-top="0.2555in" fo:margin-bottom="0in" fo:text-align="start" style:justify-single-word="false" fo:text-indent="0in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.0902in" fo:margin-right="0in" fo:margin-top="0.1043in" fo:margin-bottom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.0902in" fo:margin-right="0in" fo:margin-top="0.1047in" fo:margin-bottom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.0902in" fo:margin-right="0.1047in" fo:margin-top="0.0638in" fo:margin-bottom="0in" fo:line-height="100%" fo:text-align="justify" style:justify-single-word="false" fo:text-indent="0in" style:auto-text-indent="false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22pt" style:text-underline-style="none" fo:font-weight="bold" style:font-size-asian="22pt" style:font-weight-asian="bold" style:font-size-complex="22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margin-top="0.0028in" fo:margin-bottom="0in"/>
      <style:text-properties fo:font-size="14.5pt" fo:font-weight="normal" style:font-size-asian="14.5pt" style:font-weight-asian="normal"/>
    </style:style>
    <style:style style:name="P9" style:family="paragraph" style:parent-style-name="Text_20_body">
      <style:paragraph-properties fo:margin-left="0.0902in" fo:margin-right="0in" fo:text-indent="0in" style:auto-text-indent="false"/>
    </style:style>
    <style:style style:name="P10" style:family="paragraph" style:parent-style-name="Text_20_body">
      <style:paragraph-properties fo:margin-left="0.0902in" fo:margin-right="0in" fo:line-height="0.1992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left="0.0902in" fo:margin-right="0in" fo:text-indent="0in" style:auto-text-indent="false"/>
      <style:text-properties style:text-underline-style="solid" style:text-underline-width="auto" style:text-underline-color="font-color"/>
    </style:style>
    <style:style style:name="P12" style:family="paragraph" style:parent-style-name="Text_20_body">
      <style:paragraph-properties fo:margin-left="0.0902in" fo:margin-right="0in" fo:line-height="0.202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.0902in" fo:margin-right="0in" fo:margin-top="0.0354in" fo:margin-bottom="0in" fo:text-indent="0in" style:auto-text-indent="false"/>
      <style:text-properties style:text-underline-style="solid" style:text-underline-width="auto" style:text-underline-color="font-color"/>
    </style:style>
    <style:style style:name="P14" style:family="paragraph" style:parent-style-name="Text_20_body">
      <style:paragraph-properties fo:margin-left="0.0902in" fo:margin-right="0in" fo:margin-top="0.0772in" fo:margin-bottom="0in" fo:text-indent="0in" style:auto-text-indent="false"/>
    </style:style>
    <style:style style:name="P15" style:family="paragraph" style:parent-style-name="Text_20_body">
      <style:paragraph-properties fo:margin-left="0.0902in" fo:margin-right="0.2508in" fo:margin-top="0.0016in" fo:margin-bottom="0in" fo:text-indent="0.0382in" style:auto-text-indent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.0075in" fo:margin-bottom="0in"/>
      <style:text-properties fo:font-size="11.5pt" style:font-size-asian="11.5pt"/>
    </style:style>
    <style:style style:name="P17" style:family="paragraph" style:parent-style-name="Text_20_body">
      <style:paragraph-properties fo:margin-top="0.0075in" fo:margin-bottom="0in"/>
      <style:text-properties fo:font-size="12.5pt" fo:font-weight="normal" style:font-size-asian="12.5pt" style:font-weight-asian="normal"/>
    </style:style>
    <style:style style:name="P18" style:family="paragraph" style:parent-style-name="Text_20_body">
      <style:paragraph-properties fo:margin-left="0.0902in" fo:margin-right="0.2508in" fo:margin-top="0.0016in" fo:margin-bottom="0in" fo:line-height="100%" fo:text-indent="0in" style:auto-text-indent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top="0.0035in" fo:margin-bottom="0in"/>
      <style:text-properties fo:font-size="14.5pt" style:font-size-asian="14.5pt"/>
    </style:style>
    <style:style style:name="P20" style:family="paragraph" style:parent-style-name="Heading_20_1">
      <style:text-properties style:text-underline-style="solid" style:text-underline-width="auto" style:text-underline-color="font-color"/>
    </style:style>
    <style:style style:name="P21" style:family="paragraph" style:parent-style-name="Heading_20_1">
      <style:paragraph-properties fo:margin-top="0.0693in" fo:margin-bottom="0in"/>
    </style:style>
    <style:style style:name="P22" style:family="paragraph" style:parent-style-name="Heading_20_1">
      <style:paragraph-properties fo:margin-top="0in" fo:margin-bottom="0.0283in"/>
      <style:text-properties style:text-underline-style="solid" style:text-underline-width="auto" style:text-underline-color="font-color"/>
    </style:style>
    <style:style style:name="P23" style:family="paragraph" style:parent-style-name="List_20_Paragraph" style:list-style-name="WWNum3">
      <style:paragraph-properties fo:margin-left="0.5902in" fo:margin-right="0in" fo:margin-top="0in" fo:margin-bottom="0in" fo:line-height="0.202in" fo:text-align="start" style:justify-single-word="false" fo:text-indent="-0.2508in" style:auto-text-indent="false">
        <style:tab-stops>
          <style:tab-stop style:position="0.5902in"/>
          <style:tab-stop style:position="0.5909in"/>
        </style:tab-stops>
      </style:paragraph-properties>
      <style:text-properties fo:font-weight="normal" style:font-weight-asian="normal" style:font-weight-complex="normal"/>
    </style:style>
    <style:style style:name="P24" style:family="paragraph" style:parent-style-name="List_20_Paragraph" style:list-style-name="WWNum3">
      <style:paragraph-properties fo:margin-left="0.5902in" fo:margin-right="0in" fo:margin-top="0.002in" fo:margin-bottom="0in" fo:line-height="0.202in" fo:text-align="start" style:justify-single-word="false" fo:text-indent="-0.2508in" style:auto-text-indent="false">
        <style:tab-stops>
          <style:tab-stop style:position="0.5902in"/>
          <style:tab-stop style:position="0.5909in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List_20_Paragraph" style:list-style-name="WWNum3">
      <style:paragraph-properties fo:margin-left="0.5902in" fo:margin-right="0in" fo:margin-top="0.0016in" fo:margin-bottom="0in" fo:line-height="0.202in" fo:text-align="start" style:justify-single-word="false" fo:text-indent="-0.2508in" style:auto-text-indent="false">
        <style:tab-stops>
          <style:tab-stop style:position="0.5902in"/>
          <style:tab-stop style:position="0.5909in"/>
        </style:tab-stops>
      </style:paragraph-properties>
      <style:text-properties fo:font-weight="normal" style:font-weight-asian="normal" style:font-weight-complex="normal"/>
    </style:style>
    <style:style style:name="P26" style:family="paragraph" style:parent-style-name="List_20_Paragraph" style:list-style-name="WWNum3">
      <style:paragraph-properties fo:margin-left="0.5902in" fo:margin-right="0in" fo:margin-top="0.0016in" fo:margin-bottom="0in" fo:line-height="100%" fo:text-align="start" style:justify-single-word="false" fo:text-indent="-0.2508in" style:auto-text-indent="false">
        <style:tab-stops>
          <style:tab-stop style:position="0.5902in"/>
          <style:tab-stop style:position="0.5909in"/>
        </style:tab-stops>
      </style:paragraph-properties>
      <style:text-properties fo:font-weight="normal" style:font-weight-asian="normal" style:font-weight-complex="normal"/>
    </style:style>
    <style:style style:name="P27" style:family="paragraph" style:parent-style-name="Table_20_Paragraph" style:list-style-name="WWNum2">
      <style:paragraph-properties fo:margin-top="0in" fo:margin-bottom="0in" fo:line-height="0.1953in" fo:text-align="start" style:justify-single-word="false">
        <style:tab-stops>
          <style:tab-stop style:position="0.5929in"/>
          <style:tab-stop style:position="0.5937in"/>
        </style:tab-stops>
      </style:paragraph-properties>
    </style:style>
    <style:style style:name="P28" style:family="paragraph" style:parent-style-name="Table_20_Paragraph" style:list-style-name="WWNum1">
      <style:paragraph-properties fo:margin-left="0.5937in" fo:margin-right="0in" fo:margin-top="0in" fo:margin-bottom="0in" fo:line-height="0.2118in" fo:text-align="start" style:justify-single-word="false" fo:text-indent="-0.25in" style:auto-text-indent="false">
        <style:tab-stops>
          <style:tab-stop style:position="0.5929in"/>
          <style:tab-stop style:position="0.5937in"/>
        </style:tab-stops>
      </style:paragraph-properties>
    </style:style>
    <style:style style:name="P29" style:family="paragraph" style:parent-style-name="Table_20_Paragraph" style:list-style-name="WWNum1">
      <style:paragraph-properties fo:margin-left="0.5937in" fo:margin-right="0in" fo:margin-top="0in" fo:margin-bottom="0in" fo:line-height="0.1953in" fo:text-align="start" style:justify-single-word="false" fo:text-indent="-0.25in" style:auto-text-indent="false">
        <style:tab-stops>
          <style:tab-stop style:position="0.5929in"/>
          <style:tab-stop style:position="0.5937in"/>
        </style:tab-stops>
      </style:paragraph-properties>
    </style:style>
    <style:style style:name="P30" style:family="paragraph" style:parent-style-name="Table_20_Paragraph" style:list-style-name="WWNum1">
      <style:paragraph-properties fo:margin-left="0.5937in" fo:margin-right="0in" fo:margin-top="0in" fo:margin-bottom="0in" fo:line-height="0.1953in" fo:text-align="start" style:justify-single-word="false" fo:text-indent="-0.25in" style:auto-text-indent="false">
        <style:tab-stops>
          <style:tab-stop style:position="0.5929in"/>
          <style:tab-stop style:position="0.5937in"/>
        </style:tab-stops>
      </style:paragraph-properties>
    </style:style>
    <style:style style:name="P31" style:family="paragraph" style:parent-style-name="Table_20_Paragraph">
      <style:paragraph-properties fo:margin-left="0.5937in" fo:margin-right="0in" fo:margin-top="0.0819in" fo:margin-bottom="0in" fo:line-height="0.2126in" fo:text-align="start" style:justify-single-word="false" fo:text-indent="-0.25in" style:auto-text-indent="false">
        <style:tab-stops>
          <style:tab-stop style:position="0.5929in"/>
          <style:tab-stop style:position="0.5937in"/>
        </style:tab-stops>
      </style:paragraph-properties>
    </style:style>
    <style:style style:name="P32" style:family="paragraph" style:parent-style-name="Table_20_Paragraph" style:list-style-name="WWNum2">
      <style:paragraph-properties fo:margin-left="1.2272in" fo:margin-right="0in" fo:margin-top="0in" fo:margin-bottom="0in" fo:line-height="100%" fo:text-align="start" style:justify-single-word="false" fo:text-indent="-0.2508in" style:auto-text-indent="false">
        <style:tab-stops>
          <style:tab-stop style:position="1.2272in"/>
          <style:tab-stop style:position="1.228in"/>
        </style:tab-stops>
      </style:paragraph-properties>
    </style:style>
    <style:style style:name="P33" style:family="paragraph" style:parent-style-name="Table_20_Paragraph">
      <style:paragraph-properties fo:margin-left="1.2272in" fo:margin-right="0in" fo:margin-top="0.0819in" fo:margin-bottom="0in" fo:line-height="0.2126in" fo:text-align="start" style:justify-single-word="false" fo:text-indent="-0.2508in" style:auto-text-indent="false">
        <style:tab-stops>
          <style:tab-stop style:position="1.2272in"/>
          <style:tab-stop style:position="1.228in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Table_20_Paragraph" style:list-style-name="WWNum2">
      <style:paragraph-properties fo:margin-left="1.2272in" fo:margin-right="0in" fo:margin-top="0.0016in" fo:margin-bottom="0in" fo:line-height="0.1937in" fo:text-align="start" style:justify-single-word="false" fo:text-indent="-0.2508in" style:auto-text-indent="false">
        <style:tab-stops>
          <style:tab-stop style:position="1.2272in"/>
          <style:tab-stop style:position="1.228in"/>
        </style:tab-stops>
      </style:paragraph-properties>
    </style:style>
    <style:style style:name="P35" style:family="paragraph" style:parent-style-name="Table_20_Paragraph" style:list-style-name="WWNum1">
      <style:paragraph-properties fo:margin-top="0.0819in" fo:margin-bottom="0in" fo:line-height="0.2126in" fo:text-align="start" style:justify-single-word="false">
        <style:tab-stops>
          <style:tab-stop style:position="0.5929in"/>
          <style:tab-stop style:position="0.5937in"/>
        </style:tab-stops>
      </style:paragraph-properties>
    </style:style>
    <style:style style:name="P36" style:family="paragraph" style:parent-style-name="Table_20_Paragraph" style:list-style-name="WWNum2">
      <style:paragraph-properties fo:margin-top="0.0819in" fo:margin-bottom="0in" fo:line-height="0.2126in" fo:text-align="start" style:justify-single-word="false">
        <style:tab-stops>
          <style:tab-stop style:position="1.2272in"/>
          <style:tab-stop style:position="1.228in"/>
        </style:tab-stops>
      </style:paragraph-properties>
    </style:style>
    <style:style style:name="T1" style:family="text">
      <style:text-properties fo:color="#252525"/>
    </style:style>
    <style:style style:name="T2" style:family="text">
      <style:text-properties fo:color="#252525" fo:letter-spacing="-0.0043in"/>
    </style:style>
    <style:style style:name="T3" style:family="text">
      <style:text-properties fo:color="#252525" style:font-name="Arial Black"/>
    </style:style>
    <style:style style:name="T4" style:family="text">
      <style:text-properties fo:color="#252525" style:font-name="Arial Black" fo:font-size="16pt" style:font-size-asian="16pt"/>
    </style:style>
    <style:style style:name="T5" style:family="text">
      <style:text-properties fo:color="#252525" style:text-underline-style="solid" style:text-underline-width="auto" style:text-underline-color="font-color"/>
    </style:style>
    <style:style style:name="T6" style:family="text">
      <style:text-properties fo:color="#07132b" fo:font-size="12pt" style:font-size-asian="12pt"/>
    </style:style>
    <style:style style:name="T7" style:family="text">
      <style:text-properties fo:color="#07132b" fo:font-size="12pt" fo:letter-spacing="-0.0362in" style:font-size-asian="12pt"/>
    </style:style>
    <style:style style:name="T8" style:family="text">
      <style:text-properties fo:color="#07132b" fo:font-size="12pt" fo:letter-spacing="-0.0016in" style:font-size-asian="12pt"/>
    </style:style>
    <style:style style:name="T9" style:family="text">
      <style:text-properties fo:color="#07132b" fo:font-size="12pt" fo:letter-spacing="0.0016in" style:font-size-asian="12pt"/>
    </style:style>
    <style:style style:name="T10" style:family="text">
      <style:text-properties fo:color="#07132b" fo:font-size="12pt" fo:letter-spacing="-0.0008in" style:font-size-asian="12pt"/>
    </style:style>
    <style:style style:name="T11" style:family="text">
      <style:text-properties fo:color="#07132b" fo:font-size="12pt" fo:letter-spacing="-0.002in" style:font-size-asian="12pt"/>
    </style:style>
    <style:style style:name="T12" style:family="text">
      <style:text-properties fo:color="#07132b" fo:font-size="12pt" fo:letter-spacing="-0.0028in" style:font-size-asian="12pt"/>
    </style:style>
    <style:style style:name="T13" style:family="text">
      <style:text-properties fo:color="#07132b" fo:font-size="12pt" fo:letter-spacing="0.002in" style:font-size-asian="12pt"/>
    </style:style>
    <style:style style:name="T14" style:family="text">
      <style:text-properties fo:color="#07132b" fo:font-size="12pt" fo:font-weight="bold" style:font-size-asian="12pt" style:font-weight-asian="bold" style:font-weight-complex="bold"/>
    </style:style>
    <style:style style:name="T15" style:family="text">
      <style:text-properties fo:color="#07132b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6" style:family="text">
      <style:text-properties fo:color="#07132b" style:font-name="Symbol" fo:font-size="12pt" style:font-size-asian="12pt"/>
    </style:style>
    <style:style style:name="T17" style:family="text">
      <style:text-properties fo:color="#07132b" style:font-name="Symbol" fo:font-size="10.5pt" style:font-size-asian="10.5pt"/>
    </style:style>
    <style:style style:name="T18" style:family="text">
      <style:text-properties fo:color="#07132b" style:font-name="Arial1" style:text-scale="95%"/>
    </style:style>
    <style:style style:name="T19" style:family="text">
      <style:text-properties fo:color="#07132b" style:font-name="Arial1" fo:letter-spacing="0.0154in" style:text-scale="95%"/>
    </style:style>
    <style:style style:name="T20" style:family="text">
      <style:text-properties fo:color="#07132b" style:font-name="Arial1" fo:letter-spacing="0.0181in" style:text-scale="95%"/>
    </style:style>
    <style:style style:name="T21" style:family="text">
      <style:text-properties fo:color="#07132b" style:font-name="Arial1" fo:letter-spacing="0.0126in" style:text-scale="95%"/>
    </style:style>
    <style:style style:name="T22" style:family="text">
      <style:text-properties fo:color="#07132b" style:font-name="Arial1" fo:letter-spacing="0.0134in" style:text-scale="95%"/>
    </style:style>
    <style:style style:name="T23" style:family="text">
      <style:text-properties fo:color="#07132b" style:font-name="Arial1" fo:letter-spacing="0.011in" style:text-scale="95%"/>
    </style:style>
    <style:style style:name="T24" style:family="text">
      <style:text-properties fo:color="#07132b" style:font-name="Arial1" fo:letter-spacing="0.0138in" style:text-scale="95%"/>
    </style:style>
    <style:style style:name="T25" style:family="text">
      <style:text-properties fo:color="#07132b" style:font-name="Arial1" fo:letter-spacing="0.0146in" style:text-scale="95%"/>
    </style:style>
    <style:style style:name="T26" style:family="text">
      <style:text-properties fo:color="#07132b" style:font-name="Arial1" fo:letter-spacing="0.0118in" style:text-scale="95%"/>
    </style:style>
    <style:style style:name="T27" style:family="text">
      <style:text-properties fo:color="#07132b" style:font-name="Arial1" fo:letter-spacing="0.0028in" style:text-scale="95%"/>
    </style:style>
    <style:style style:name="T28" style:family="text">
      <style:text-properties fo:color="#07132b" style:font-name="Arial1" fo:letter-spacing="0.002in" style:text-scale="95%"/>
    </style:style>
    <style:style style:name="T29" style:family="text">
      <style:text-properties fo:color="#07132b" style:font-name="Arial1" fo:letter-spacing="0.0035in" style:text-scale="95%"/>
    </style:style>
    <style:style style:name="T30" style:family="text">
      <style:text-properties fo:color="#07132b" style:font-name="Arial1" fo:letter-spacing="0.0043in" style:text-scale="95%"/>
    </style:style>
    <style:style style:name="T31" style:family="text">
      <style:text-properties fo:color="#07132b" style:font-name="Arial1" fo:letter-spacing="0.0016in" style:text-scale="95%"/>
    </style:style>
    <style:style style:name="T32" style:family="text">
      <style:text-properties fo:font-size="12pt" style:font-size-asian="12pt"/>
    </style:style>
    <style:style style:name="T33" style:family="text">
      <style:text-properties fo:font-size="12pt" fo:font-weight="bold" style:font-size-asian="12pt" style:font-weight-asian="bold"/>
    </style:style>
    <style:style style:name="T34" style:family="text">
      <style:text-properties fo:font-size="12pt" fo:letter-spacing="-0.0016in" style:font-size-asian="12pt"/>
    </style:style>
    <style:style style:name="T35" style:family="text">
      <style:text-properties fo:font-size="12pt" fo:letter-spacing="-0.0016in" fo:font-weight="bold" style:font-size-asian="12pt" style:font-weight-asian="bold"/>
    </style:style>
    <style:style style:name="T36" style:family="text">
      <style:text-properties fo:font-size="12pt" fo:letter-spacing="-0.002in" style:font-size-asian="12pt"/>
    </style:style>
    <style:style style:name="T37" style:family="text">
      <style:text-properties fo:font-size="12pt" fo:letter-spacing="-0.002in" fo:font-weight="bold" style:font-size-asian="12pt" style:font-weight-asian="bold"/>
    </style:style>
    <style:style style:name="T38" style:family="text">
      <style:text-properties fo:font-size="12pt" fo:letter-spacing="-0.0035in" style:font-size-asian="12pt"/>
    </style:style>
    <style:style style:name="T39" style:family="text">
      <style:text-properties fo:font-size="12pt" fo:letter-spacing="-0.0035in" fo:font-weight="bold" style:font-size-asian="12pt" style:font-weight-asian="bold"/>
    </style:style>
    <style:style style:name="T40" style:family="text">
      <style:text-properties fo:letter-spacing="-0.0016in"/>
    </style:style>
    <style:style style:name="T41" style:family="text">
      <style:text-properties fo:letter-spacing="-0.0016in" style:text-underline-style="solid" style:text-underline-width="auto" style:text-underline-color="font-color"/>
    </style:style>
    <style:style style:name="T42" style:family="text">
      <style:text-properties fo:letter-spacing="0.0016in"/>
    </style:style>
    <style:style style:name="T43" style:family="text">
      <style:text-properties fo:letter-spacing="-0.0008in"/>
    </style:style>
    <style:style style:name="T44" style:family="text">
      <style:text-properties fo:letter-spacing="-0.0008in" style:text-underline-style="solid" style:text-underline-width="auto" style:text-underline-color="font-color"/>
    </style:style>
    <style:style style:name="T45" style:family="text">
      <style:text-properties fo:letter-spacing="-0.0043in"/>
    </style:style>
    <style:style style:name="T46" style:family="text">
      <style:text-properties fo:letter-spacing="-0.002in"/>
    </style:style>
    <style:style style:name="T47" style:family="text">
      <style:text-properties fo:letter-spacing="0.0008in"/>
    </style:style>
    <style:style style:name="T48" style:family="text">
      <style:text-properties fo:letter-spacing="-0.0354in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letter-spacing="-0.0035in"/>
    </style:style>
    <style:style style:name="T51" style:family="text">
      <style:text-properties fo:letter-spacing="-0.0055in"/>
    </style:style>
    <style:style style:name="T52" style:family="text">
      <style:text-properties fo:letter-spacing="-0.0028in"/>
    </style:style>
    <style:style style:name="T53" style:family="text"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ANURAG SINGH RAJPUT</text:p>
        <text:p text:style-name="P6">NOIDA, UP (201304) INDIA </text:p>
        <text:p text:style-name="P7"><text:span text:style-name="T53"><text:s text:c="2"/></text:span><text:span text:style-name="T54">+91 8810440204 <text:s text:c="7"/><text:tab/></text:span><text:a xlink:type="simple" xlink:href="mailto:anus82101@gmail.com" text:style-name="Internet_20_link" text:visited-style-name="Visited_20_Internet_20_Link">anus82101@gmail.com</text:a><text:span text:style-name="T54"> <text:s text:c="5"/><text:tab/> <text:s text:c="4"/><text:tab/></text:span><text:a xlink:type="simple" xlink:href="https://www.linkedin.com/in/anurag-singh-b73190203" office:name="LinkedIn" office:target-frame-name="_blank" xlink:show="new" text:style-name="Internet_20_link" text:visited-style-name="Visited_20_Internet_20_Link"><text:span text:style-name="T55">LinkedIn</text:span></text:a><text:span text:style-name="T55"> <text:s text:c="12"/><text:tab/></text:span><text:a xlink:type="simple" xlink:href="https://github.com/AnuragSingh101" office:name="GitHub" office:target-frame-name="_blank" xlink:show="new" text:style-name="Internet_20_link" text:visited-style-name="Visited_20_Internet_20_Link"><text:span text:style-name="T55">GitHub</text:span></text:a></text:p>
        <text:list xml:id="list3849534579278722444" text:style-name="Outline">
          <text:list-item>
            <text:h text:style-name="P21" text:outline-level="1"><text:span text:style-name="T5">Summary</text:span><text:span text:style-name="T1"><text:tab/></text:span></text:h>
          </text:list-item>
        </text:list>
        <text:p text:style-name="P4"><text:span text:style-name="T6">Respectful self-motivator gifted at finding reliable solutions for software issues. Experienced in Back-end</text:span><text:span text:style-name="T7"> </text:span><text:span text:style-name="T6">Development and Containerization and offering skills in MERN, AWS, Linux and docker. Fluent in English</text:span><text:span text:style-name="T7"> </text:span><text:span text:style-name="T6">and</text:span><text:span text:style-name="T8"> </text:span><text:span text:style-name="T6">accustomed to</text:span><text:span text:style-name="T8"> </text:span><text:span text:style-name="T6">working</text:span><text:span text:style-name="T9"> </text:span><text:span text:style-name="T6">with</text:span><text:span text:style-name="T8"> </text:span><text:span text:style-name="T6">cross-cultural,</text:span><text:span text:style-name="T8"> </text:span><text:span text:style-name="T6">global</text:span><text:span text:style-name="T10"> </text:span><text:span text:style-name="T6">teams.</text:span></text:p>
        <text:p text:style-name="P8"/>
        <text:list xml:id="list24669294" text:continue-numbering="true" text:style-name="Outline">
          <text:list-item>
            <text:h text:style-name="P22" text:outline-level="1"><text:span text:style-name="T1">Skill</text:span><text:span text:style-name="T2"> </text:span><text:span text:style-name="T1">Highlights</text:span></text:h>
          </text:list-item>
        </text:list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31"><text:span text:style-name="T15">Development Skills</text:span><text:span text:style-name="T6"> </text:span></text:p>
              <text:list xml:id="list7735057091918126402" text:style-name="WWNum1">
                <text:list-item>
                  <text:p text:style-name="P35"><text:span text:style-name="T11">Back-end development</text:span></text:p>
                </text:list-item>
                <text:list-item>
                  <text:p text:style-name="P28"><text:span text:style-name="T6">Node.js</text:span></text:p>
                </text:list-item>
                <text:list-item>
                  <text:p text:style-name="P29"><text:span text:style-name="T6">Express </text:span></text:p>
                </text:list-item>
                <text:list-item>
                  <text:p text:style-name="P29"><text:span text:style-name="T6">MongoDB</text:span></text:p>
                </text:list-item>
              </text:list>
            </table:table-cell>
            <table:table-cell table:style-name="Table1.A1" office:value-type="string">
              <text:p text:style-name="P33"><text:span text:style-name="T6">DevOps Skills</text:span></text:p>
              <text:list xml:id="list2133291723083039371" text:style-name="WWNum2">
                <text:list-item>
                  <text:p text:style-name="P36"><text:span text:style-name="T6">AWS (EC2, IAM, VPC, Router53, S3)</text:span></text:p>
                </text:list-item>
                <text:list-item>
                  <text:p text:style-name="P32"><text:span text:style-name="T6">Linux</text:span></text:p>
                </text:list-item>
                <text:list-item>
                  <text:p text:style-name="P34"><text:span text:style-name="T6">Docker</text:span></text:p>
                </text:list-item>
                <text:list-item>
                  <text:p text:style-name="P27"><text:span text:style-name="T6">Containerization</text:span></text:p>
                </text:list-item>
              </text:list>
            </table:table-cell>
          </table:table-row>
        </table:table>
        <text:p text:style-name="P1"><text:span text:style-name="T3">Project </text:span></text:p>
        <text:p text:style-name="P13">Life Link:<text:span text:style-name="T40"> </text:span>-</text:p>
        <text:p text:style-name="P15">Life Link is a web-based platform which solves the problem of blood in our Health sector. In this<text:span text:style-name="T47"> </text:span>project<text:span text:style-name="T43"> </text:span>we<text:span text:style-name="T46"> </text:span>focus<text:span text:style-name="T46"> </text:span>on<text:span text:style-name="T43"> </text:span>storing<text:span text:style-name="T45"> </text:span>in<text:span text:style-name="T43"> </text:span>detailed<text:span text:style-name="T45"> </text:span>information<text:span text:style-name="T45"> </text:span>of<text:span text:style-name="T40"> </text:span>blood<text:span text:style-name="T45"> </text:span>like<text:span text:style-name="T46"> </text:span>who<text:span text:style-name="T43"> </text:span>donated<text:span text:style-name="T45"> </text:span>the<text:span text:style-name="T46"> </text:span>blood<text:span text:style-name="T43"> </text:span>and<text:span text:style-name="T45"> </text:span>Where<text:span text:style-name="T48"> </text:span>that amount of blood is used. On this platform we can also help to organized campaign. Working<text:span text:style-name="T47"> </text:span>2024-08<text:span text:style-name="T40"> </text:span>-<text:span text:style-name="T42"> </text:span>Present</text:p>
        <text:p text:style-name="P12"><text:span text:style-name="T49">Tech</text:span><text:span text:style-name="T44"> </text:span><text:span text:style-name="T49">Stack</text:span><text:span text:style-name="T56"> :- </text:span></text:p>
        <text:list xml:id="list7353795846047966053" text:style-name="WWNum3">
          <text:list-item>
            <text:p text:style-name="P24"><text:span text:style-name="T32">MERN</text:span><text:span text:style-name="T34"> </text:span><text:span text:style-name="T32">for</text:span><text:span text:style-name="T36"> </text:span><text:span text:style-name="T32">Development</text:span></text:p>
          </text:list-item>
          <text:list-item>
            <text:p text:style-name="P23"><text:span text:style-name="T32">Docker</text:span><text:span text:style-name="T38"> </text:span><text:span text:style-name="T32">for</text:span><text:span text:style-name="T36"> </text:span><text:span text:style-name="T32">Testing</text:span><text:span text:style-name="T34"> </text:span><text:span text:style-name="T32">and</text:span><text:span text:style-name="T36"> </text:span><text:span text:style-name="T32">Deployment</text:span></text:p>
          </text:list-item>
        </text:list>
        <text:p text:style-name="P16"/>
        <text:p text:style-name="P11">Portfolio:<text:span text:style-name="T43"> </text:span>-</text:p>
        <text:p text:style-name="P18">This<text:span text:style-name="T46"> </text:span>is<text:span text:style-name="T46"> </text:span>my<text:span text:style-name="T50"> </text:span>personal<text:span text:style-name="T43"> </text:span>portfolio website<text:span text:style-name="T51"> </text:span>to<text:span text:style-name="T43"> </text:span>show case<text:span text:style-name="T51"> </text:span>my skills,<text:span text:style-name="T52"> projects</text:span><text:span text:style-name="T40"> </text:span>that<text:span text:style-name="T43"> </text:span>I<text:span text:style-name="T45"> </text:span>am<text:span text:style-name="T40"> </text:span>working<text:span text:style-name="T43"> </text:span>on<text:span text:style-name="T43"> </text:span>and<text:span text:style-name="T50"> </text:span>My<text:span text:style-name="T48"> </text:span>online<text:span text:style-name="T43"> </text:span>handles</text:p>
        <text:p text:style-name="P10"><text:span text:style-name="T49">Tech</text:span><text:span text:style-name="T41"> </text:span><text:span text:style-name="T49">stack</text:span><text:span text:style-name="T56"> :- </text:span></text:p>
        <text:list xml:id="list24675638" text:continue-numbering="true" text:style-name="WWNum3">
          <text:list-item>
            <text:p text:style-name="P25"><text:span text:style-name="T32">HTML</text:span></text:p>
          </text:list-item>
          <text:list-item>
            <text:p text:style-name="P23"><text:span text:style-name="T32">CSS</text:span></text:p>
          </text:list-item>
          <text:list-item>
            <text:p text:style-name="P26"><text:span text:style-name="T32">JavaScript</text:span></text:p>
          </text:list-item>
        </text:list>
        <text:p text:style-name="P19"/>
        <text:list xml:id="list24683007" text:continue-list="list24669294" text:style-name="Outline">
          <text:list-item>
            <text:h text:style-name="P20" text:outline-level="1"><text:span text:style-name="T1">Education</text:span></text:h>
          </text:list-item>
        </text:list>
        <text:p text:style-name="P14"><text:span text:style-name="T18">DevOps</text:span><text:span text:style-name="T19"> </text:span><text:span text:style-name="T18">DUCAT</text:span><text:span text:style-name="T20"> </text:span><text:span text:style-name="T18">|</text:span><text:span text:style-name="T21"> </text:span><text:span text:style-name="T18">DevOps Training </text:span></text:p>
        <text:p text:style-name="P2"><text:span text:style-name="T6">Noida,</text:span><text:span text:style-name="T12"> </text:span><text:span text:style-name="T6">India</text:span><text:span text:style-name="T11"> </text:span><text:span text:style-name="T6">June</text:span><text:span text:style-name="T13"> </text:span><text:span text:style-name="T6">2024</text:span></text:p>
        <text:p text:style-name="P17"/>
        <text:p text:style-name="P9"><text:span text:style-name="T18">BCA | GL</text:span><text:span text:style-name="T22"> </text:span><text:span text:style-name="T18">Bajaj</text:span><text:span text:style-name="T23"> </text:span><text:span text:style-name="T18">Institute</text:span><text:span text:style-name="T24"> </text:span><text:span text:style-name="T18">of</text:span><text:span text:style-name="T25"> </text:span><text:span text:style-name="T18">Management</text:span><text:span text:style-name="T26"> </text:span><text:span text:style-name="T18">Computer</text:span><text:span text:style-name="T22"> </text:span><text:span text:style-name="T18">Science</text:span></text:p>
        <text:p text:style-name="P3"><text:span text:style-name="T6">Greater</text:span><text:span text:style-name="T8"> </text:span><text:span text:style-name="T6">Noida,</text:span><text:span text:style-name="T11"> </text:span><text:span text:style-name="T6">India</text:span><text:span text:style-name="T11"> </text:span><text:span text:style-name="T6">September</text:span><text:span text:style-name="T10"> </text:span><text:span text:style-name="T6">202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alibri" fo:font-size="12pt" fo:language="en" fo:country="US" fo:font-weight="bold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0902in" fo:margin-right="0in" fo:text-indent="0in" style:auto-text-indent="false"/>
      <style:text-properties style:font-name="Arial Black" fo:font-size="16pt" fo:language="en" fo:country="US" style:font-name-asian="Arial Black1" style:font-size-asian="16pt" style:language-asian="en" style:country-asian="US" style:font-name-complex="Arial Black1" style:font-size-complex="16pt" style:language-complex="ar" style:country-complex="SA"/>
    </style:style>
    <style:style style:name="List_20_Paragraph" style:display-name="List Paragraph" style:family="paragraph" style:parent-style-name="Standard" style:default-outline-level="" style:list-style-name="">
      <style:paragraph-properties fo:margin-left="0.5902in" fo:margin-right="0in" fo:line-height="0.202in" fo:text-indent="-0.2508in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5937in" fo:margin-right="0in" fo:line-height="0.2126in" fo:text-indent="-0.2508in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.5pt" fo:language="en" fo:country="US" style:font-name-asian="Symbol2" style:font-size-asian="10.5pt" style:language-asian="en" style:country-asian="US" style:font-name-complex="Symbol2" style:font-size-complex="10.5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 style:text-scale="100%"/>
    </style:style>
    <style:style style:name="ListLabel_20_4" style:display-name="ListLabel 4" style:family="text">
      <style:text-properties fo:color="#07132b" fo:font-size="12pt" fo:language="en" fo:country="US" style:font-name-asian="Symbol2" style:font-size-asian="12pt" style:language-asian="en" style:country-asian="US" style:font-name-complex="Symbol2" style:font-size-complex="12pt" style:language-complex="ar" style:country-complex="SA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902in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2598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9228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5854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2484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911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5744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2366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08in" fo:margin-left="1.2272in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1.5193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1.816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2.1146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2.4118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2.7098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3.0071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3.3043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3.60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937in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8256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0543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2827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511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7398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9681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1965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425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11in" fo:margin-bottom="0.1945in" fo:margin-left="0.5138in" fo:margin-right="0.528in" style:writing-mode="lr-tb" style:layout-grid-color="#c0c0c0" style:layout-grid-lines="26384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urbo</meta:initial-creator>
    <meta:creation-date>2024-11-21T12:29:55</meta:creation-date>
    <dc:date>2024-11-21T04:42:12.22</dc:date>
    <meta:editing-duration>PT12M2S</meta:editing-duration>
    <meta:generator>OpenOffice/4.1.15$Win32 OpenOffice.org_project/4115m2$Build-9813</meta:generator>
    <dc:creator>Anus </dc:creator>
    <meta:editing-cycles>5</meta:editing-cycles>
    <meta:document-statistic meta:table-count="1" meta:image-count="0" meta:object-count="0" meta:page-count="1" meta:paragraph-count="33" meta:word-count="206" meta:character-count="12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